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LECT COUNT(*) AS id FROM étudian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8-01T19:10:11.182000000</meta:creation-date>
    <dc:date>2024-08-01T19:21:45.420000000</dc:date>
    <meta:editing-duration>PT11M34S</meta:editing-duration>
    <meta:editing-cycles>2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1" meta:word-count="6" meta:character-count="36" meta:non-whitespace-character-count="31"/>
  </office:meta>
</office:document-meta>
</file>